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gency FB" svg:font-family="'Agency FB'" style:font-family-generic="roman" style:font-pitch="variable"/>
    <style:font-face style:name="Arabic Typesetting" svg:font-family="'Arabic Typesetting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style:contextual-spacing="false"/>
    </style:style>
    <style:style style:name="P2" style:family="paragraph" style:parent-style-name="Heading_20_3">
      <style:paragraph-properties fo:margin-top="0.1945in" fo:margin-bottom="0.1945in" style:contextual-spacing="false"/>
    </style:style>
    <style:style style:name="P3" style:family="paragraph" style:parent-style-name="List_20_Paragraph" style:list-style-name="WWNum3"/>
    <style:style style:name="P4" style:family="paragraph" style:parent-style-name="List_20_Paragraph" style:list-style-name="WWNum4"/>
    <style:style style:name="P5" style:family="paragraph" style:parent-style-name="List_20_Paragraph" style:list-style-name="WWNum1"/>
    <style:style style:name="P6" style:family="paragraph" style:parent-style-name="List_20_Paragraph" style:list-style-name="WWNum1">
      <style:paragraph-properties fo:padding-left="0in" fo:padding-right="0in" fo:padding-top="0in" fo:padding-bottom="0.0138in" fo:border-left="none" fo:border-right="none" fo:border-top="none" fo:border-bottom="0.74pt solid #000000"/>
    </style:style>
    <style:style style:name="P7" style:family="paragraph" style:parent-style-name="List_20_Paragraph" style:list-style-name="WWNum2">
      <style:paragraph-properties fo:padding-left="0in" fo:padding-right="0in" fo:padding-top="0in" fo:padding-bottom="0.0138in" fo:border-left="none" fo:border-right="none" fo:border-top="none" fo:border-bottom="0.74pt solid #000000"/>
    </style:style>
    <style:style style:name="P8" style:family="paragraph" style:parent-style-name="Normal_20__28_Web_29_">
      <style:text-properties fo:color="#000000" loext:opacity="100%" fo:font-size="14pt" style:font-size-asian="14pt" style:font-size-complex="14pt"/>
    </style:style>
    <style:style style:name="P9" style:family="paragraph" style:parent-style-name="Normal_20__28_Web_29_">
      <style:text-properties fo:font-weight="bold" style:font-weight-asian="bold"/>
    </style:style>
    <style:style style:name="P1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</style:style>
    <style:style style:name="P11" style:family="paragraph" style:parent-style-name="Standard">
      <style:paragraph-properties fo:margin-left="0.3543in" fo:margin-right="0in" fo:text-indent="0in" style:auto-text-indent="false"/>
    </style:style>
    <style:style style:name="P12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left="0.25in" fo:margin-right="0in" fo:text-indent="0in" style:auto-text-indent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in" style:contextual-spacing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>
        <style:tab-stops>
          <style:tab-stop style:position="2.4689in"/>
        </style:tab-stops>
      </style:paragraph-properties>
    </style:style>
    <style:style style:name="P17" style:family="paragraph" style:parent-style-name="Standard">
      <style:paragraph-properties fo:line-height="100%" fo:text-align="justify" style:justify-single-word="false" fo:padding-left="0in" fo:padding-right="0in" fo:padding-top="0in" fo:padding-bottom="0.0138in" fo:border-left="none" fo:border-right="none" fo:border-top="none" fo:border-bottom="0.74pt solid #000000"/>
      <style:text-properties fo:font-weight="bold" style:font-weight-asian="bold" style:font-weight-complex="bold"/>
    </style:style>
    <style:style style:name="P18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19" style:family="paragraph" style:parent-style-name="Standard">
      <style:paragraph-properties fo:margin-top="0in" fo:margin-bottom="0in" style:contextual-spacing="false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weight-complex="normal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color="#000000" loext:opacity="100%"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5" style:family="text">
      <style:text-properties style:use-window-font-color="true" loext:opacity="0%" fo:font-weight="normal" style:font-weight-asian="normal" style:font-weight-complex="normal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9" style:family="text">
      <style:text-properties fo:font-size="14pt" style:font-size-asian="14pt"/>
    </style:style>
    <style:style style:name="T10" style:family="text">
      <style:text-properties style:font-name="Symbol" fo:font-size="14pt" style:font-size-asian="14pt" style:font-size-complex="14pt"/>
    </style:style>
    <style:style style:name="T11" style:family="text">
      <style:text-properties style:font-name="Agency FB" fo:font-size="14pt" fo:font-weight="bold" style:font-size-asian="14pt" style:font-weight-asian="bold" style:font-name-complex="Arabic Typesetting" style:font-size-complex="14pt"/>
    </style:style>
    <style:style style:name="gr1" style:family="graphic">
      <style:graphic-properties draw:stroke="dash" draw:stroke-dash="Ultrafine_20_Dotted_20__28_var_29_" svg:stroke-width="0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000000" draw:fill="none" draw:textarea-vertical-align="top" draw:auto-grow-height="false" fo:min-height="0in" fo:min-width="7.085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SATISH CHOUDHARY</text:span></text:h>
      <text:p text:style-name="Normal_20__28_Web_29_"><text:span text:style-name="T2">L-53 Lig colony, indore 452001(M.P)</text:span></text:p>
      <text:p text:style-name="P8"/>
      <text:h text:style-name="P1" text:outline-level="1"><text:span text:style-name="T5">Mobile:+91- 9340227897</text:span></text:h>
      <text:p text:style-name="Normal_20__28_Web_29_"><text:span text:style-name="T3">E-mail</text:span><text:span text:style-name="T2">: satishchoudhary394@gmail.com</text:span></text:p>
      <text:p text:style-name="Normal_20__28_Web_29_">Linkdin:: <text:span text:style-name="Internet_20_link">https://www.linkedin.com/in/satish-choudhary-raghav-</text:span></text:p>
      <text:p text:style-name="Normal_20__28_Web_29_"><text:span text:style-name="Internet_20_link">GitHub: https://github.com/9340227897</text:span></text:p>
      <text:p text:style-name="Normal_20__28_Web_29_"/>
      <text:p text:style-name="P9"><draw:custom-shape text:anchor-type="char" draw:z-index="0" draw:name="Image1" draw:style-name="gr2" draw:text-style-name="P20" svg:width="7.2831in" svg:height="0.0024in" svg:x="0.0417in" svg:y="0.1646in"><text:p/><draw:enhanced-geometry draw:mirror-horizontal="false" draw:mirror-vertical="false" svg:viewBox="0 0 21600 21600" draw:type="mso-spt32" draw:enhanced-path="M 0 0 L 21600 21600 N"/></draw:custom-shape></text:p>
      <text:p text:style-name="Standard"><text:span text:style-name="T6">OBJECTIVE: </text:span></text:p>
      <text:p text:style-name="P10"><text:span text:style-name="T7">To obtain high level of excellence in the growth oriented organization and to utilize myself as a resource to handle all kind of challenging job by constantly upgrading my knowledge and skills.</text:span></text:p>
      <text:h text:style-name="P2" text:outline-level="3">ACADEMIC QUALIFICATION <text:span text:style-name="T9">:</text:span></text:h>
      <text:list xml:id="list186090303" text:style-name="WWNum3">
        <text:list-item>
          <text:p text:style-name="P3"><text:span text:style-name="T10"></text:span><text:span text:style-name="T7">B.Com(BACHELOR OF COMMERCE) FROM ACROPOLISE INSTITUTE OF MANAGEMENT STUDY AND RESEARCH (2015) with <text:s/>53.4%.</text:span></text:p>
        </text:list-item>
        <text:list-item>
          <text:p text:style-name="P3"><text:span text:style-name="T4">INTERMEDIATE from SARASWATI VIDHYA MANDIR DEWAS (S.V.M.) </text:span></text:p>
        </text:list-item>
      </text:list>
      <text:p text:style-name="P11"><text:span text:style-name="T4"><text:s text:c="5"/>(2011) <text:s/>with <text:s/>48.2%.</text:span></text:p>
      <text:list xml:id="list350878466" text:style-name="WWNum4">
        <text:list-item>
          <text:p text:style-name="P4"><text:span text:style-name="T2">Matriculation from </text:span><text:span text:style-name="T4">SARASWATI VIDHYA MANDIR DEWAS (S.V.M.) </text:span></text:p>
        </text:list-item>
      </text:list>
      <text:p text:style-name="Standard"><text:span text:style-name="T4"><text:s text:c="11"/></text:span><text:span text:style-name="T2"><text:s/>(2009) <text:s/>with <text:s/>50.0%.</text:span></text:p>
      <text:p text:style-name="Normal_20__28_Web_29_"><text:span text:style-name="T2"><text:s text:c="3"/>__________________________________________________________________________</text:span></text:p>
      <text:p text:style-name="P12"/>
      <text:p text:style-name="P16"><text:span text:style-name="T6"><text:s text:c="3"/>EXPERIENCE:<text:tab/></text:span></text:p>
      <text:list xml:id="list233512964119015" text:continue-numbering="true" text:style-name="WWNum4">
        <text:list-item>
          <text:p text:style-name="P4"><text:bookmark-start text:name="__DdeLink__135_1460096993"/><text:bookmark-start text:name="__DdeLink__135_14600969932"/><text:span text:style-name="T7">I Am currently worked at Placid Digital Pvt Ltd as Backend Developer </text:span><text:bookmark-end text:name="__DdeLink__135_1460096993"/><text:bookmark-end text:name="__DdeLink__135_14600969932"/></text:p>
        </text:list-item>
        <text:list-item>
          <text:p text:style-name="P4"><text:bookmark-start text:name="__DdeLink__135_14600969931"/><text:span text:style-name="T7">I have worked at ICICI BANK for 1 year(2019-2020) as Sales Officer in Personal loan and Business Loan department.</text:span><text:bookmark-end text:name="__DdeLink__135_14600969931"/></text:p>
        </text:list-item>
        <text:list-item>
          <text:p text:style-name="P4"><text:span text:style-name="T7">I have worked at GATI <text:s/>PRIVATE LIMITED for 2 year(2017-19) as Customer Support Executive.</text:span></text:p>
        </text:list-item>
        <text:list-item>
          <text:p text:style-name="P4"><text:span text:style-name="T7">I have worked at HINDUJA GLOBAL SOLUTION (SGS) for 1 year (2016-17) as Customer Support Executive.</text:span></text:p>
        </text:list-item>
      </text:list>
      <text:p text:style-name="Standard"><text:span text:style-name="T6"><text:s text:c="2"/>Key Skills:</text:span></text:p>
      <text:list xml:id="list3227378083" text:style-name="WWNum1">
        <text:list-item>
          <text:p text:style-name="P5"><text:span text:style-name="T7">Good communication skill.</text:span></text:p>
        </text:list-item>
        <text:list-item>
          <text:p text:style-name="P5"><text:span text:style-name="T7">Ability to work independently and handle work pressure.</text:span></text:p>
        </text:list-item>
        <text:list-item>
          <text:p text:style-name="P6"><text:span text:style-name="T7">Multi-tasking abilities, strong analytical, decision making.</text:span></text:p>
        </text:list-item>
        <text:list-item>
          <text:p text:style-name="P6"><text:span text:style-name="T7">Responsible, optimistic, encouraging, <text:s/>helpful, loyal .</text:span></text:p>
        </text:list-item>
      </text:list>
      <text:p text:style-name="P13"><text:bookmark text:name="_GoBack"/><text:soft-page-break/></text:p>
      <text:p text:style-name="P10"><text:span text:style-name="T6">CERTIFICATE</text:span></text:p>
      <text:p text:style-name="P10"><text:bookmark-start text:name="__DdeLink__141_1460096993"/><text:span text:style-name="T6">• Python</text:span><text:bookmark-end text:name="__DdeLink__141_1460096993"/></text:p>
      <text:p text:style-name="P10"><text:span text:style-name="T6">• Django</text:span></text:p>
      <text:p text:style-name="P17"><draw:line text:anchor-type="char" draw:z-index="1" draw:name="Line 1" draw:style-name="gr1" draw:text-style-name="P20" svg:x1="-0.1563in" svg:y1="0.1543in" svg:x2="7.5846in" svg:y2="0.0799in"><text:p/></draw:line></text:p>
      <text:p text:style-name="P10"><text:span text:style-name="T6">PROJECT</text:span></text:p>
      <text:p text:style-name="P10"><text:span text:style-name="T6">• CA-Management</text:span></text:p>
      <text:p text:style-name="P10"><text:span text:style-name="T6">• Ecommerce Website </text:span></text:p>
      <text:p text:style-name="P10"><text:span text:style-name="T6">COMPUTER PROFICIENCY:</text:span><text:bookmark-start text:name="__DdeLink__143_1460096993"/></text:p>
      <text:list xml:id="list3454896011" text:style-name="WWNum2">
        <text:list-item>
          <text:p text:style-name="P7"><text:span text:style-name="T7">Ms office</text:span><text:bookmark-end text:name="__DdeLink__143_1460096993"/></text:p>
        </text:list-item>
        <text:list-item>
          <text:p text:style-name="P7"><text:span text:style-name="T7">Python programin</text:span></text:p>
        </text:list-item>
        <text:list-item>
          <text:p text:style-name="P7"><text:span text:style-name="T7">Django</text:span></text:p>
        </text:list-item>
        <text:list-item>
          <text:p text:style-name="P7"><text:span text:style-name="T7">Fast Api</text:span></text:p>
        </text:list-item>
        <text:list-item>
          <text:p text:style-name="P7"><text:span text:style-name="T7">HTML</text:span></text:p>
        </text:list-item>
        <text:list-item>
          <text:p text:style-name="P7"><text:span text:style-name="T7">CSS</text:span></text:p>
        </text:list-item>
        <text:list-item>
          <text:p text:style-name="P7"><text:span text:style-name="T7">Web scraping</text:span></text:p>
        </text:list-item>
      </text:list>
      <text:p text:style-name="Standard"><text:span text:style-name="T6">PERSONAL PROFILE:</text:span></text:p>
      <text:p text:style-name="P18"><text:span text:style-name="T7"><text:s text:c="2"/>Blood Group: “AB” +</text:span></text:p>
      <text:p text:style-name="P18"><text:span text:style-name="T7"><text:s text:c="2"/>Date of Birth: 7.5.1995</text:span></text:p>
      <text:p text:style-name="P18"><text:span text:style-name="T7"><text:s text:c="2"/>Marital status: Unmarried</text:span></text:p>
      <text:p text:style-name="P18"><text:span text:style-name="T7"><text:s text:c="2"/>Nationality: Indian</text:span></text:p>
      <text:p text:style-name="P18"><text:span text:style-name="T7"><text:s text:c="2"/>Language known: Hindi and English</text:span></text:p>
      <text:p text:style-name="P18"><text:span text:style-name="T7"><text:s text:c="2"/>Hobbies: Playing cricket, Listening songs, Reading News Paper, Travelling.</text:span></text:p>
      <text:p text:style-name="P14"/>
      <text:p text:style-name="P15"/>
      <text:p text:style-name="Standard"><text:span text:style-name="T6"><text:s/>DECLERATION:</text:span></text:p>
      <text:p text:style-name="Standard"><text:span text:style-name="T7"><text:s/>I hereby declare that the information given is true and to the best of my knowledge.</text:span></text:p>
      <text:p text:style-name="Standard"><text:span text:style-name="T6"><text:s/>YOUR SINCERELY</text:span></text:p>
      <text:p text:style-name="Standard"><text:span text:style-name="T6"><text:s/>Satish Choudhary</text:span></text:p>
      <text:p text:style-name="P15"/>
      <text:p text:style-name="P19"><text:soft-page-break/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gency FB" svg:font-family="'Agency FB'" style:font-family-generic="roman" style:font-pitch="variable"/>
    <style:font-face style:name="Arabic Typesetting" svg:font-family="'Arabic Typesetting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1_20_Char" style:display-name="Heading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2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2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2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Symbol2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2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2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043in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043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043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043in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04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043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043in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04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252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264in" fo:margin-bottom="0.3264in" fo:margin-left="0.3264in" fo:margin-right="0.3264in" fo:border="4.51pt double #000000" style:border-line-width="0.0417in 0.0102in 0.0102in" fo:padding="0.1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138in" fo:margin-bottom="0.6138in" fo:margin-left="0.6138in" fo:margin-right="0.6138in" fo:border="4.51pt double #000000" style:border-line-width="0.0417in 0.0102in 0.0102in" fo:padding="0.11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04T09:21:00</meta:creation-date>
    <meta:initial-creator>priya</meta:initial-creator>
    <dc:language>en-US</dc:language>
    <dc:date>2022-05-17T23:35:11.133024965</dc:date>
    <meta:editing-cycles>8</meta:editing-cycles>
    <meta:editing-duration>PT18M45S</meta:editing-duration>
    <meta:generator>LibreOffice/7.2.5.2$Linux_X86_64 LibreOffice_project/20$Build-2</meta:generator>
    <meta:document-statistic meta:table-count="0" meta:image-count="0" meta:object-count="0" meta:page-count="3" meta:paragraph-count="50" meta:word-count="266" meta:character-count="1902" meta:non-whitespace-character-count="1651"/>
    <meta:user-defined meta:name="AppVersion">15.0000</meta:user-defined>
    <meta:template xlink:type="simple" xlink:actuate="onRequest" xlink:title="Normal" xlink:href=""/>
  </office:meta>
</office:document-meta>
</file>